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Open Sans" svg:font-family="'Open Sans', Helvetica, Arial, sans-serif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" style:family="paragraph" style:parent-style-name="Text_20_body" style:list-style-name="L5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3" style:family="paragraph" style:parent-style-name="Text_20_body" style:list-style-name="L6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7" style:family="paragraph" style:parent-style-name="Text_20_body" style:list-style-name="L6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line-height="150%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33333" style:font-name="Open Sans" fo:letter-spacing="normal" fo:font-style="normal" fo:font-weight="bold"/>
    </style:style>
    <style:style style:name="T2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2pt" fo:letter-spacing="normal" fo:font-style="normal" style:text-underline-style="none" fo:font-weight="normal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456445407764528" text:style-name="L1">
        <text:list-item>
          <text:p text:style-name="P8"><text:span text:style-name="Strong_20_Emphasis"><text:span text:style-name="T1">SELECT *</text:span></text:span></text:p>
        </text:list-item>
      </text:list>
      <text:list xml:id="list8743102365173942261" text:style-name="L4">
        <text:list-item>
          <text:p text:style-name="P9"><text:span text:style-name="T2">Met welke query haal je alle helden op uit de database?<text:line-break/></text:span><text:span text:style-name="T3">SELECT</text:span><text:span text:style-name="T2"> * FROM Hero</text:span></text:p>
        </text:list-item>
        <text:list-item>
          <text:p text:style-name="P1">Met welke query haal je alle personen op uit de database?<text:line-break/><text:span text:style-name="T5">SELECT</text:span> * FROM person</text:p>
        </text:list-item>
        <text:list-item>
          <text:p text:style-name="P1">Hoeveel personen zijn NPC’s?<text:line-break/>194</text:p>
        </text:list-item>
        <text:list-item>
          <text:p text:style-name="P1">Met welke query haal je alle opdrachten (taken) op uit de database?<text:line-break/><text:span text:style-name="T5">SELECT</text:span> * FROM quest</text:p>
        </text:list-item>
        <text:list-item>
          <text:p text:style-name="P1">Hoeveel dieren zijn er in RubyQuest?<text:line-break/>105</text:p>
        </text:list-item>
        <text:list-item>
          <text:p text:style-name="P1">Met welke query haal je alle wezens op uit de database?<text:line-break/><text:span text:style-name="T5">SELECT</text:span> * FROM creature</text:p>
        </text:list-item>
        <text:list-item>
          <text:p text:style-name="P1">Met welke query laat je alle personen zien gesorteerd op naam (ascending)?<text:line-break/>SELECT * FROM `person` ORDER BY `person`.`name` ASC</text:p>
        </text:list-item>
        <text:list-item>
          <text:p text:style-name="P1">Met welke query laat je alle steden zien gesorteerd op naam (descending)?<text:line-break/>SELECT * FROM `person` ORDER BY `person`.`name` DESC</text:p>
        </text:list-item>
        <text:list-item>
          <text:p text:style-name="P10">Hoeveel steden zijn er aanwezig?<text:line-break/>SELECT * FROM city</text:p>
        </text:list-item>
      </text:list>
      <text:p text:style-name="P4"> </text:p>
      <text:p text:style-name="P5"><text:span text:style-name="Strong_20_Emphasis"><text:span text:style-name="T1">SELECT [column], [column]</text:span></text:span></text:p>
      <text:list xml:id="list671199691193775663" text:style-name="L5">
        <text:list-item>
          <text:p text:style-name="P6">Met welke query haal je alle namen van bescherming op uit de database?<text:line-break/>SELECT name FROM armor</text:p>
        </text:list-item>
        <text:list-item>
          <text:p text:style-name="P2">Met welke query haal je alle namen en aanvalskracht van wapens op uit de database?<text:line-break/>SELECT name, attack FROM weapon;</text:p>
        </text:list-item>
        <text:list-item>
          <text:p text:style-name="P11">Met welke query haal je alle namen en gezondheid van alle wezens op uit de database?<text:line-break/>SELECT name, health FROM creature;</text:p>
        </text:list-item>
      </text:list>
      <text:p text:style-name="P4"> </text:p>
      <text:p text:style-name="P5"><text:span text:style-name="Strong_20_Emphasis"><text:span text:style-name="T1">SELECT WHERE</text:span></text:span></text:p>
      <text:list xml:id="list1927222348827742396" text:style-name="L6">
        <text:list-item>
          <text:p text:style-name="P7">Met welke query kan je alleen de schapen laten zien die er in RubyQuest te vinden zijn?<text:line-break/>SELECT * FROM `animal` WHERE type = 'sheep';</text:p>
        </text:list-item>
        <text:list-item>
          <text:p text:style-name="P3">Met welke query kan je zien hoeveel schapen er in RubyQuest te vinden zijn?<text:line-break/> SELECT COUNT(*) from animal WHERE type = 'sheep';</text:p>
        </text:list-item>
        <text:list-item>
          <text:p text:style-name="P3"><text:soft-page-break/>Hoeveel zeeslangen zijn er te vinden in RubyQuest?<text:line-break/>SELECT COUNT(*) from animal WHERE type = 'sea snake';</text:p>
        </text:list-item>
        <text:list-item>
          <text:p text:style-name="P3">Welke persoon heeft id 7?<text:line-break/>SELECT * FROM `person` WHERE id = '7';</text:p>
        </text:list-item>
        <text:list-item>
          <text:p text:style-name="P12"><text:span text:style-name="T4">Met welke 2 query’s kan je nagaan of de persoon uit vraag 4 een held of een NPC is?</text:span><text:span text:style-name="T2"><text:line-break/>SELECT * FROM npc, hero WHERE health = '1360' 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Open Sans" svg:font-family="'Open Sans', Helvetica, Arial, sans-serif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3T13:16:32.28</meta:creation-date>
    <dc:date>2023-05-23T14:47:37.05</dc:date>
    <meta:editing-duration>PT1H31M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22" meta:word-count="311" meta:character-count="1660"/>
  </office:meta>
</office:document-meta>
</file>